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3.2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diagonal-bl-tr="none" style:text-align-source="fix" style:repeat-content="false" fo:border="0.74pt solid #000000" fo:padding="0.0138in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side</text:p>
          </table:table-cell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ata ?</text:p>
          </table:table-cell>
          <table:table-cell table:style-name="ce4" office:value-type="string" calcext:value-type="string">
            <text:p>data description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Used to request a question from the serve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Used to send an answer to the server for feedb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swer in a strin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Used to send a question to cli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dom question in a strin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Used to send the feedback to cli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edback in a string (true/fals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3:24:27.892974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4:22:11.278667401</meta:creation-date>
    <dc:date>2021-06-15T13:24:33.342180310</dc:date>
    <meta:editing-duration>PT6M57S</meta:editing-duration>
    <meta:editing-cycles>5</meta:editing-cycles>
    <meta:generator>LibreOffice/6.4.7.2$Linux_X86_64 LibreOffice_project/40$Build-2</meta:generator>
    <meta:document-statistic meta:table-count="1" meta:cell-count="23" meta:object-count="0"/>
  </office:meta>
</office:document-meta>
</file>